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a236a" officeooo:paragraph-rsid="0006b800"/>
    </style:style>
    <style:style style:name="P2" style:family="paragraph" style:parent-style-name="Standard">
      <style:text-properties officeooo:rsid="00169256" officeooo:paragraph-rsid="0006b800"/>
    </style:style>
    <style:style style:name="P3" style:family="paragraph" style:parent-style-name="Standard">
      <style:text-properties officeooo:rsid="00055c31" officeooo:paragraph-rsid="0006b800"/>
    </style:style>
    <style:style style:name="P4" style:family="paragraph" style:parent-style-name="Standard">
      <style:text-properties fo:font-weight="normal" officeooo:rsid="001aa1b0" officeooo:paragraph-rsid="0006b800" style:font-weight-asian="normal" style:font-weight-complex="normal"/>
    </style:style>
    <style:style style:name="P5" style:family="paragraph" style:parent-style-name="Standard">
      <style:text-properties officeooo:rsid="000a5cd5" officeooo:paragraph-rsid="0006b800"/>
    </style:style>
    <style:style style:name="P6" style:family="paragraph" style:parent-style-name="Standard">
      <style:text-properties officeooo:rsid="0007e30f" officeooo:paragraph-rsid="0006b800"/>
    </style:style>
    <style:style style:name="P7" style:family="paragraph" style:parent-style-name="Standard">
      <style:text-properties officeooo:rsid="0007e30f" officeooo:paragraph-rsid="000d2b15"/>
    </style:style>
    <style:style style:name="P8" style:family="paragraph" style:parent-style-name="Standard">
      <style:text-properties officeooo:rsid="00266da8" officeooo:paragraph-rsid="0006b800"/>
    </style:style>
    <style:style style:name="P9" style:family="paragraph" style:parent-style-name="Standard">
      <style:text-properties officeooo:rsid="001f5bb8" officeooo:paragraph-rsid="0006b800"/>
    </style:style>
    <style:style style:name="P10" style:family="paragraph" style:parent-style-name="Standard">
      <style:text-properties officeooo:rsid="001f5bb8" officeooo:paragraph-rsid="000ec178"/>
    </style:style>
    <style:style style:name="P11" style:family="paragraph" style:parent-style-name="Standard">
      <style:text-properties officeooo:paragraph-rsid="000b5a17"/>
    </style:style>
    <style:style style:name="P12" style:family="paragraph" style:parent-style-name="Standard">
      <style:text-properties officeooo:rsid="0008fe18" officeooo:paragraph-rsid="000d2b15"/>
    </style:style>
    <style:style style:name="P13" style:family="paragraph" style:parent-style-name="Standard">
      <style:text-properties officeooo:rsid="000ec178" officeooo:paragraph-rsid="000ec178"/>
    </style:style>
    <style:style style:name="P14" style:family="paragraph" style:parent-style-name="Standard">
      <style:text-properties officeooo:rsid="0007e30f" officeooo:paragraph-rsid="00150916"/>
    </style:style>
    <style:style style:name="P15" style:family="paragraph" style:parent-style-name="Standard">
      <style:text-properties officeooo:rsid="0007e30f" officeooo:paragraph-rsid="00178ca9"/>
    </style:style>
    <style:style style:name="P16" style:family="paragraph" style:parent-style-name="Standard">
      <style:text-properties officeooo:rsid="000b5a17" officeooo:paragraph-rsid="000b5a17"/>
    </style:style>
    <style:style style:name="P17" style:family="paragraph" style:parent-style-name="Standard">
      <style:text-properties officeooo:rsid="000b5a17" officeooo:paragraph-rsid="00150916"/>
    </style:style>
    <style:style style:name="P18" style:family="paragraph" style:parent-style-name="Standard">
      <style:text-properties officeooo:rsid="001807af" officeooo:paragraph-rsid="00150916"/>
    </style:style>
    <style:style style:name="P19" style:family="paragraph" style:parent-style-name="Standard">
      <style:text-properties officeooo:rsid="001807af" officeooo:paragraph-rsid="00146cf2"/>
    </style:style>
    <style:style style:name="P20" style:family="paragraph" style:parent-style-name="Standard">
      <style:text-properties officeooo:rsid="00186b52" officeooo:paragraph-rsid="00186b52"/>
    </style:style>
    <style:style style:name="P21" style:family="paragraph" style:parent-style-name="Standard">
      <style:text-properties officeooo:rsid="00169256" officeooo:paragraph-rsid="00186b52"/>
    </style:style>
    <style:style style:name="P22" style:family="paragraph" style:parent-style-name="Standard">
      <style:text-properties officeooo:rsid="001f5bb8" officeooo:paragraph-rsid="0006b800"/>
    </style:style>
    <style:style style:name="P23" style:family="paragraph" style:parent-style-name="Standard">
      <style:text-properties officeooo:rsid="001f5bb8" officeooo:paragraph-rsid="001dc2bf"/>
    </style:style>
    <style:style style:name="P24" style:family="paragraph">
      <style:paragraph-properties fo:text-align="center"/>
    </style:style>
    <style:style style:name="T1" style:family="text">
      <style:text-properties officeooo:rsid="00266da8"/>
    </style:style>
    <style:style style:name="T2" style:family="text">
      <style:text-properties officeooo:rsid="00069dc5"/>
    </style:style>
    <style:style style:name="T3" style:family="text">
      <style:text-properties fo:font-weight="bold" officeooo:rsid="00266da8" style:font-weight-asian="bold" style:font-weight-complex="bold"/>
    </style:style>
    <style:style style:name="T4" style:family="text">
      <style:text-properties fo:font-weight="bold" officeooo:rsid="00088026" style:font-weight-asian="bold" style:font-weight-complex="bold"/>
    </style:style>
    <style:style style:name="T5" style:family="text">
      <style:text-properties officeooo:rsid="00055c31"/>
    </style:style>
    <style:style style:name="T6" style:family="text">
      <style:text-properties officeooo:rsid="0027edf1"/>
    </style:style>
    <style:style style:name="T7" style:family="text">
      <style:text-properties officeooo:rsid="002ce12a"/>
    </style:style>
    <style:style style:name="T8" style:family="text">
      <style:text-properties officeooo:rsid="000a9ee2"/>
    </style:style>
    <style:style style:name="T9" style:family="text">
      <style:text-properties officeooo:rsid="000d2b15"/>
    </style:style>
    <style:style style:name="T10" style:family="text">
      <style:text-properties officeooo:rsid="000ec178"/>
    </style:style>
    <style:style style:name="T11" style:family="text">
      <style:text-properties officeooo:rsid="0010a4c9"/>
    </style:style>
    <style:style style:name="T12" style:family="text">
      <style:text-properties officeooo:rsid="0012985e"/>
    </style:style>
    <style:style style:name="T13" style:family="text">
      <style:text-properties fo:font-weight="normal" officeooo:rsid="00088026" style:font-weight-asian="normal" style:font-weight-complex="normal"/>
    </style:style>
    <style:style style:name="T14" style:family="text">
      <style:text-properties fo:font-weight="normal" officeooo:rsid="00178ca9" style:font-weight-asian="normal" style:font-weight-complex="normal"/>
    </style:style>
    <style:style style:name="T15" style:family="text">
      <style:text-properties officeooo:rsid="00146cf2"/>
    </style:style>
    <style:style style:name="T16" style:family="text">
      <style:text-properties officeooo:rsid="00150916"/>
    </style:style>
    <style:style style:name="T17" style:family="text">
      <style:text-properties officeooo:rsid="0016deaf"/>
    </style:style>
    <style:style style:name="T18" style:family="text">
      <style:text-properties officeooo:rsid="0019856b"/>
    </style:style>
    <style:style style:name="T19" style:family="text">
      <style:text-properties officeooo:rsid="001b4070"/>
    </style:style>
    <style:style style:name="T20" style:family="text">
      <style:text-properties officeooo:rsid="001ce642"/>
    </style:style>
    <style:style style:name="T21" style:family="text">
      <style:text-properties officeooo:rsid="001dc2bf"/>
    </style:style>
    <style:style style:name="T22" style:family="text">
      <style:text-properties officeooo:rsid="000ca90c"/>
    </style:style>
    <style:style style:name="T23" style:family="text">
      <style:text-properties officeooo:rsid="001e950d"/>
    </style:style>
    <style:style style:name="T24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_20_4" svg:stroke-width="0.99pt" svg:stroke-color="#000000" svg:stroke-opacity="75%" draw:stroke-linejoin="miter" draw:fill-color="#00cc00" draw:opacity="5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2.01pt" svg:stroke-color="#000000" svg:stroke-opacity="75%" draw:stroke-linejoin="miter" draw:fill-color="#00cc00" draw:opacity="50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99pt" svg:stroke-color="#000000" svg:stroke-opacity="75%" draw:stroke-linejoin="miter" draw:fill-color="#000000" draw:opacity="10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.51pt" svg:stroke-color="#000000" svg:stroke-opacity="75%" draw:stroke-linejoin="miter" draw:fill-color="#ffffff" draw:opacity="10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0.51pt" svg:stroke-color="#000000" svg:stroke-opacity="75%" draw:stroke-linejoin="round" svg:stroke-linecap="butt" draw:fill="solid" draw:fill-color="#ffffff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5" svg:stroke-width="0.51pt" svg:stroke-color="#000000" svg:stroke-opacity="75%" draw:stroke-linejoin="round" svg:stroke-linecap="butt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ed_20__28_var_29__20_5" svg:stroke-width="0.51pt" svg:stroke-color="#000000" svg:stroke-opacity="75%" draw:stroke-linejoin="round" svg:stroke-linecap="butt" draw:fill="solid" draw:fill-color="#ffffff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Dashed_20__28_var_29__20_5" svg:stroke-width="0.51pt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4" drawooo:display="printer" svg:width="0pt" svg:height="0pt" svg:x="380.01pt" svg:y="740.01pt" svg:viewBox="0 0 0 0" draw:points="0,0">
        <text:p/>
      </draw:polygon>
      <draw:polygon text:anchor-type="page" text:anchor-page-number="1" draw:z-index="1" draw:name="turtle" draw:style-name="gr2" draw:text-style-name="P24" drawooo:display="printer" svg:width="0pt" svg:height="0pt" svg:x="296.59pt" svg:y="419.9pt" svg:viewBox="0 0 0 0" draw:points="0,0">
        <text:p/>
      </draw:polygon>
      <draw:polygon text:anchor-type="page" text:anchor-page-number="1" draw:z-index="2" draw:name="turtle" draw:style-name="gr3" draw:text-style-name="P24" drawooo:display="printer" svg:width="0pt" svg:height="0pt" svg:x="297.16pt" svg:y="420.46pt" svg:viewBox="0 0 0 0" draw:points="0,0">
        <text:p/>
      </draw:polygon>
      <draw:polygon text:anchor-type="page" text:anchor-page-number="0" draw:z-index="3" draw:name="turtle" draw:style-name="gr4" draw:text-style-name="P24" drawooo:display="printer" svg:width="0pt" svg:height="0pt" svg:x="297.64pt" svg:y="420.89pt" svg:viewBox="0 0 0 0" draw:points="0,0">
        <text:p/>
      </draw:polygon>
      <draw:circle text:anchor-type="page" text:anchor-page-number="0" draw:z-index="4" draw:style-name="gr5" draw:text-style-name="P24" svg:width="3.03pt" svg:height="3.03pt" svg:x="296.16pt" svg:y="419.44pt">
        <text:p/>
      </draw:circle>
      <draw:polygon text:anchor-type="page" text:anchor-page-number="0" draw:z-index="5" draw:style-name="gr6" draw:text-style-name="P24" svg:width="173.17pt" svg:height="149.98pt" draw:transform="skewX (3.89868934900833E-017) rotate (-1.0471975511966) translate (297.65pt 320.95pt)" svg:viewBox="0 0 6110 5292" draw:points="0,0 6110,0 3055,5292">
        <text:p/>
      </draw:polygon>
      <draw:rect text:anchor-type="page" text:anchor-page-number="0" draw:z-index="6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7" draw:style-name="gr8" draw:text-style-name="P24" svg:width="34.41pt" svg:height="14.06pt" svg:x="280.46pt" svg:y="423.89pt">
        <text:p><text:span text:style-name="T24">N = 1</text:span></text:p>
      </draw:rect>
      <draw:circle text:anchor-type="page" text:anchor-page-number="0" draw:z-index="8" draw:style-name="gr5" draw:text-style-name="P24" svg:width="3.03pt" svg:height="3.03pt" svg:x="296.16pt" svg:y="419.44pt">
        <text:p/>
      </draw:circle>
      <draw:polygon text:anchor-type="page" text:anchor-page-number="0" draw:z-index="9" draw:style-name="gr6" draw:text-style-name="P24" svg:width="141.39pt" svg:height="141.39pt" draw:transform="rotate (-0.785398163397448) translate (297.65pt 320.95pt)" svg:viewBox="0 0 4989 4989" draw:points="0,0 4989,0 4989,4989 0,4989">
        <text:p/>
      </draw:polygon>
      <draw:rect text:anchor-type="page" text:anchor-page-number="0" draw:z-index="10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11" draw:style-name="gr8" draw:text-style-name="P24" svg:width="34.41pt" svg:height="14.06pt" svg:x="280.46pt" svg:y="423.89pt">
        <text:p><text:span text:style-name="T24">N = 2</text:span></text:p>
      </draw:rect>
      <draw:circle text:anchor-type="page" text:anchor-page-number="0" draw:z-index="12" draw:style-name="gr5" draw:text-style-name="P24" svg:width="3.03pt" svg:height="3.03pt" svg:x="296.16pt" svg:y="419.44pt">
        <text:p/>
      </draw:circle>
      <draw:polyline text:anchor-type="page" text:anchor-page-number="0" draw:z-index="13" draw:style-name="gr6" draw:text-style-name="P24" svg:width="190.2pt" svg:height="180.88pt" draw:transform="rotate (-0.628318530717959) translate (268.232519130609pt 299.576949081604pt)" svg:viewBox="0 0 6711 6382" draw:points="1283,0 5430,0 6711,3945 3356,6382 0,3945 1281,1">
        <text:p/>
      </draw:polyline>
      <draw:rect text:anchor-type="page" text:anchor-page-number="0" draw:z-index="14" draw:style-name="gr7" draw:text-style-name="P24" svg:width="40.03pt" svg:height="12.02pt" draw:transform="rotate (-3.1410690548142) translate (317.65pt 436.95pt)">
        <text:p/>
      </draw:rect>
      <draw:rect text:anchor-type="page" text:anchor-page-number="0" draw:z-index="15" draw:style-name="gr8" draw:text-style-name="P24" svg:width="34.41pt" svg:height="14.06pt" svg:x="280.46pt" svg:y="423.89pt">
        <text:p><text:span text:style-name="T24">N = 3</text:span></text:p>
      </draw:rect>
      <draw:circle text:anchor-type="page" text:anchor-page-number="0" draw:z-index="16" draw:style-name="gr5" draw:text-style-name="P24" svg:width="3.03pt" svg:height="3.03pt" svg:x="296.16pt" svg:y="419.44pt">
        <text:p/>
      </draw:circle>
      <draw:polygon text:anchor-type="page" text:anchor-page-number="0" draw:z-index="17" draw:style-name="gr6" draw:text-style-name="P24" svg:width="199.96pt" svg:height="173.17pt" draw:transform="rotate (-0.523598775598299) translate (254.350635094611pt 295.951100016134pt)" svg:viewBox="0 0 7055 6110" draw:points="1764,0 5292,0 7055,3055 5292,6110 1764,6110 0,3055">
        <text:p/>
      </draw:polygon>
      <draw:rect text:anchor-type="page" text:anchor-page-number="0" draw:z-index="18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19" draw:style-name="gr8" draw:text-style-name="P24" svg:width="34.41pt" svg:height="14.06pt" svg:x="280.46pt" svg:y="423.89pt">
        <text:p><text:span text:style-name="T24">N = 4</text:span></text:p>
      </draw:rect>
      <draw:circle text:anchor-type="page" text:anchor-page-number="0" draw:z-index="20" draw:style-name="gr5" draw:text-style-name="P24" svg:width="3.03pt" svg:height="3.03pt" svg:x="296.16pt" svg:y="419.44pt">
        <text:p/>
      </draw:circle>
      <draw:polygon text:anchor-type="page" text:anchor-page-number="0" draw:z-index="21" draw:style-name="gr6" draw:text-style-name="P24" svg:width="194.97pt" svg:height="190.09pt" draw:transform="skewX (-2.7282223328245E-017) rotate (-0.448724150687742) translate (248.88395163406pt 297.468072770681pt)" svg:viewBox="0 0 6879 6707" draw:points="1909,0 4971,0 6879,2394 6198,5378 3439,6707 681,5378 0,2394">
        <text:p/>
      </draw:polygon>
      <draw:rect text:anchor-type="page" text:anchor-page-number="0" draw:z-index="22" draw:style-name="gr7" draw:text-style-name="P24" svg:width="40.03pt" svg:height="12.02pt" draw:transform="rotate (3.14124358773939) translate (317.65pt 436.95pt)">
        <text:p/>
      </draw:rect>
      <draw:rect text:anchor-type="page" text:anchor-page-number="0" draw:z-index="23" draw:style-name="gr8" draw:text-style-name="P24" svg:width="34.41pt" svg:height="14.06pt" svg:x="280.46pt" svg:y="423.89pt">
        <text:p><text:span text:style-name="T24">N = 5</text:span></text:p>
      </draw:rect>
      <draw:circle text:anchor-type="page" text:anchor-page-number="0" draw:z-index="24" draw:style-name="gr5" draw:text-style-name="P24" svg:width="3.03pt" svg:height="3.03pt" svg:x="296.16pt" svg:y="419.44pt">
        <text:p/>
      </draw:circle>
      <draw:polygon text:anchor-type="page" text:anchor-page-number="0" draw:z-index="25" draw:style-name="gr6" draw:text-style-name="P24" svg:width="184.73pt" svg:height="184.73pt" draw:transform="rotate (-0.392873614623924) translate (247.674682682488pt 300.239326189286pt)" svg:viewBox="0 0 6518 6518" draw:points="1908,0 4608,0 6518,1908 6518,4608 4610,6518 1910,6518 0,4610 0,1910">
        <text:p/>
      </draw:polygon>
      <draw:rect text:anchor-type="page" text:anchor-page-number="0" draw:z-index="26" draw:style-name="gr7" draw:text-style-name="P24" svg:width="40.03pt" svg:height="12.02pt" draw:transform="rotate (3.14124358773939) translate (317.65pt 436.95pt)">
        <text:p/>
      </draw:rect>
      <draw:rect text:anchor-type="page" text:anchor-page-number="0" draw:z-index="27" draw:style-name="gr8" draw:text-style-name="P24" svg:width="34.41pt" svg:height="14.06pt" svg:x="280.46pt" svg:y="423.89pt">
        <text:p><text:span text:style-name="T24">N = 6</text:span></text:p>
      </draw:rect>
      <draw:circle text:anchor-type="page" text:anchor-page-number="0" draw:z-index="28" draw:style-name="gr5" draw:text-style-name="P24" svg:width="3.03pt" svg:height="3.03pt" svg:x="296.16pt" svg:y="419.44pt">
        <text:p/>
      </draw:circle>
      <draw:polygon text:anchor-type="page" text:anchor-page-number="0" draw:z-index="29" draw:style-name="gr6" draw:text-style-name="P24" svg:width="196.95pt" svg:height="193.92pt" draw:transform="rotate (-0.349065850398866) translate (237.236565267079pt 298.958021944116pt)" svg:viewBox="0 0 6949 6842" draw:points="2268,0 4682,0 6531,1552 6949,3928 5742,6017 3474,6842 1207,6018 0,3928 419,1552">
        <text:p/>
      </draw:polygon>
      <draw:rect text:anchor-type="page" text:anchor-page-number="0" draw:z-index="30" draw:style-name="gr7" draw:text-style-name="P24" svg:width="40.03pt" svg:height="12.02pt" draw:transform="rotate (3.1407199889638) translate (317.65pt 436.95pt)">
        <text:p/>
      </draw:rect>
      <draw:rect text:anchor-type="page" text:anchor-page-number="0" draw:z-index="31" draw:style-name="gr8" draw:text-style-name="P24" svg:width="34.41pt" svg:height="14.06pt" svg:x="280.46pt" svg:y="423.89pt">
        <text:p><text:span text:style-name="T24">N = 7</text:span></text:p>
      </draw:rect>
      <draw:circle text:anchor-type="page" text:anchor-page-number="0" draw:z-index="32" draw:style-name="gr5" draw:text-style-name="P24" svg:width="3.03pt" svg:height="3.03pt" svg:x="296.16pt" svg:y="419.44pt">
        <text:p/>
      </draw:circle>
      <draw:polygon text:anchor-type="page" text:anchor-page-number="0" draw:z-index="33" draw:style-name="gr6" draw:text-style-name="P24" svg:width="200.04pt" svg:height="190.2pt" draw:transform="rotate (-0.314159265358979) translate (231.8955481653pt 299.579805345413pt)" svg:viewBox="0 0 7058 6711" draw:points="2439,0 4620,0 6385,1281 7058,3355 6384,5429 4619,6710 2438,6711 674,5429 0,3356 675,1282">
        <text:p/>
      </draw:polygon>
      <draw:rect text:anchor-type="page" text:anchor-page-number="0" draw:z-index="34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35" draw:style-name="gr8" draw:text-style-name="P24" svg:width="34.41pt" svg:height="14.06pt" svg:x="280.46pt" svg:y="423.89pt">
        <text:p><text:span text:style-name="T24">N = 8</text:span></text:p>
      </draw:rect>
      <draw:circle text:anchor-type="page" text:anchor-page-number="0" draw:z-index="36" draw:style-name="gr5" draw:text-style-name="P24" svg:width="3.03pt" svg:height="3.03pt" svg:x="296.16pt" svg:y="419.44pt">
        <text:p/>
      </draw:circle>
      <draw:polyline text:anchor-type="page" text:anchor-page-number="0" draw:z-index="37" draw:style-name="gr6" draw:text-style-name="P24" svg:width="197.89pt" svg:height="195.9pt" draw:transform="rotate (-0.285186799775873) translate (229.678661646781pt 301.02226853269pt)" svg:viewBox="0 0 6982 6912" draw:points="2499,0 4486,0 6158,1076 6982,2884 6698,4851 5396,6352 3488,6912 1582,6351 281,4849 0,2881 827,1075 2499,2">
        <text:p/>
      </draw:polyline>
      <draw:rect text:anchor-type="page" text:anchor-page-number="0" draw:z-index="38" draw:style-name="gr7" draw:text-style-name="P24" svg:width="40.03pt" svg:height="12.02pt" draw:transform="rotate (-3.1410690548142) translate (317.65pt 436.95pt)">
        <text:p/>
      </draw:rect>
      <draw:rect text:anchor-type="page" text:anchor-page-number="0" draw:z-index="39" draw:style-name="gr8" draw:text-style-name="P24" svg:width="34.41pt" svg:height="14.06pt" svg:x="280.46pt" svg:y="423.89pt">
        <text:p><text:span text:style-name="T24">N = 9</text:span></text:p>
      </draw:rect>
      <draw:circle text:anchor-type="page" text:anchor-page-number="0" draw:z-index="40" draw:style-name="gr5" draw:text-style-name="P24" svg:width="3.03pt" svg:height="3.03pt" svg:x="296.16pt" svg:y="419.44pt">
        <text:p/>
      </draw:circle>
      <draw:polygon text:anchor-type="page" text:anchor-page-number="0" draw:z-index="41" draw:style-name="gr6" draw:text-style-name="P24" svg:width="193.15pt" svg:height="193.15pt" draw:transform="rotate (-0.261799387799149) translate (229.348729810778pt 302.648729810778pt)" svg:viewBox="0 0 6815 6815" draw:points="2495,0 4321,0 5902,913 6815,2495 6815,4321 5902,5902 4321,6815 2494,6815 913,5902 0,4321 0,2494 913,913">
        <text:p/>
      </draw:polygon>
      <draw:rect text:anchor-type="page" text:anchor-page-number="0" draw:z-index="42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43" draw:style-name="gr8" draw:text-style-name="P24" svg:width="42.07pt" svg:height="14.06pt" svg:x="276.66pt" svg:y="423.89pt">
        <text:p><text:span text:style-name="T24">N = 10</text:span></text:p>
      </draw:rect>
      <draw:circle text:anchor-type="page" text:anchor-page-number="0" draw:z-index="44" draw:style-name="gr5" draw:text-style-name="P24" svg:width="3.03pt" svg:height="3.03pt" svg:x="296.16pt" svg:y="419.44pt">
        <text:p/>
      </draw:circle>
      <draw:polyline text:anchor-type="page" text:anchor-page-number="0" draw:z-index="45" draw:style-name="gr6" draw:text-style-name="P24" svg:width="198.6pt" svg:height="197.06pt" draw:transform="rotate (-0.241728101401215) translate (224.43501293147pt 302.896708681569pt)" svg:viewBox="0 0 7007 6953" draw:points="2660,0 4348,0 5844,785 6802,2174 7007,3850 6408,5429 5143,6549 3504,6953 1864,6549 600,5430 0,3852 203,2176 1161,786 2655,1">
        <text:p/>
      </draw:polyline>
      <draw:rect text:anchor-type="page" text:anchor-page-number="0" draw:z-index="46" draw:style-name="gr7" draw:text-style-name="P24" svg:width="40.03pt" svg:height="12.02pt" draw:transform="rotate (-3.1405454560386) translate (317.65pt 436.95pt)">
        <text:p/>
      </draw:rect>
      <draw:rect text:anchor-type="page" text:anchor-page-number="0" draw:z-index="47" draw:style-name="gr8" draw:text-style-name="P24" svg:width="42.07pt" svg:height="14.06pt" svg:x="276.66pt" svg:y="423.89pt">
        <text:p><text:span text:style-name="T24">N = 11</text:span></text:p>
      </draw:rect>
      <draw:circle text:anchor-type="page" text:anchor-page-number="0" draw:z-index="48" draw:style-name="gr5" draw:text-style-name="P24" svg:width="3.03pt" svg:height="3.03pt" svg:x="296.16pt" svg:y="419.44pt">
        <text:p/>
      </draw:circle>
      <draw:polyline text:anchor-type="page" text:anchor-page-number="0" draw:z-index="49" draw:style-name="gr6" draw:text-style-name="P24" svg:width="200.07pt" svg:height="195.02pt" draw:transform="rotate (-0.224274808881271) translate (221.750202003651pt 303.570538048509pt)" svg:viewBox="0 0 7059 6881" draw:points="2747,2 4317,2 5732,684 6710,1911 7059,3442 6710,4973 5731,6200 4316,6881 2746,6881 1331,6200 351,4972 0,3442 349,1912 1326,683 2741,0">
        <text:p/>
      </draw:polyline>
      <draw:rect text:anchor-type="page" text:anchor-page-number="0" draw:z-index="50" draw:style-name="gr7" draw:text-style-name="P24" svg:width="40.03pt" svg:height="12.02pt" draw:transform="rotate (-3.1396727914126) translate (317.7pt 436.9pt)">
        <text:p/>
      </draw:rect>
      <draw:rect text:anchor-type="page" text:anchor-page-number="0" draw:z-index="51" draw:style-name="gr8" draw:text-style-name="P24" svg:width="42.07pt" svg:height="14.06pt" svg:x="276.69pt" svg:y="423.89pt">
        <text:p><text:span text:style-name="T24">N = 12</text:span></text:p>
      </draw:rect>
      <draw:circle text:anchor-type="page" text:anchor-page-number="0" draw:z-index="52" draw:style-name="gr5" draw:text-style-name="P24" svg:width="3.03pt" svg:height="3.03pt" svg:x="296.16pt" svg:y="419.44pt">
        <text:p/>
      </draw:circle>
      <draw:polygon text:anchor-type="page" text:anchor-page-number="0" draw:z-index="53" draw:style-name="gr6" draw:text-style-name="P24" svg:width="198.88pt" svg:height="197.77pt" draw:transform="skewX (2.42600854578506E-017) rotate (-0.209614043164519) translate (220.73143490903pt 304.586422395421pt)" svg:viewBox="0 0 7017 6978" draw:points="2774,0 4240,0 5581,597 6563,1686 7017,3081 6864,4540 6131,5810 4944,6673 3509,6978 2073,6674 887,5812 153,4541 0,3082 453,1688 1435,597">
        <text:p/>
      </draw:polygon>
      <draw:rect text:anchor-type="page" text:anchor-page-number="0" draw:z-index="54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55" draw:style-name="gr8" draw:text-style-name="P24" svg:width="42.07pt" svg:height="14.06pt" svg:x="276.66pt" svg:y="423.89pt">
        <text:p><text:span text:style-name="T24">N = 13</text:span></text:p>
      </draw:rect>
      <draw:circle text:anchor-type="page" text:anchor-page-number="0" draw:z-index="56" draw:style-name="gr5" draw:text-style-name="P24" svg:width="3.03pt" svg:height="3.03pt" svg:x="296.16pt" svg:y="419.44pt">
        <text:p/>
      </draw:circle>
      <draw:polygon text:anchor-type="page" text:anchor-page-number="0" draw:z-index="57" draw:style-name="gr6" draw:text-style-name="P24" svg:width="196.13pt" svg:height="196.13pt" draw:transform="rotate (-0.196175007924163) translate (220.566268743704pt 305.629619732064pt)" svg:viewBox="0 0 6920 6920" draw:points="2773,0 4148,0 5420,528 6394,1501 6920,2773 6920,4148 6393,5420 5419,6394 4148,6920 2772,6920 1500,6393 526,5419 0,4148 0,2772 528,1500 1501,526">
        <text:p/>
      </draw:polygon>
      <draw:rect text:anchor-type="page" text:anchor-page-number="0" draw:z-index="58" draw:style-name="gr7" draw:text-style-name="P24" svg:width="40.03pt" svg:height="12.02pt" draw:transform="rotate (3.1407199889638) translate (317.65pt 436.95pt)">
        <text:p/>
      </draw:rect>
      <draw:rect text:anchor-type="page" text:anchor-page-number="0" draw:z-index="59" draw:style-name="gr8" draw:text-style-name="P24" svg:width="42.07pt" svg:height="14.06pt" svg:x="276.66pt" svg:y="423.89pt">
        <text:p><text:span text:style-name="T24">N = 14</text:span></text:p>
      </draw:rect>
      <draw:circle text:anchor-type="page" text:anchor-page-number="0" draw:z-index="60" draw:style-name="gr5" draw:text-style-name="P24" svg:width="3.03pt" svg:height="3.03pt" svg:x="296.16pt" svg:y="419.44pt">
        <text:p/>
      </draw:circle>
      <draw:polyline text:anchor-type="page" text:anchor-page-number="0" draw:z-index="61" draw:style-name="gr6" draw:text-style-name="P24" svg:width="199.02pt" svg:height="198.28pt" draw:transform="rotate (-0.184830367786199) translate (217.895528175303pt 306.038763118229pt)" svg:viewBox="0 0 7022 6996" draw:points="2862,0 4158,0 5367,468 6325,1343 6903,2503 7022,3794 6667,5042 5886,6076 4784,6757 3510,6996 2236,6757 1134,6073 353,5038 0,3790 121,2499 699,1339 1658,467 2868,1">
        <text:p/>
      </draw:polyline>
      <draw:rect text:anchor-type="page" text:anchor-page-number="0" draw:z-index="62" draw:style-name="gr7" draw:text-style-name="P24" svg:width="40.03pt" svg:height="12.02pt" draw:transform="rotate (3.1401963901882) translate (317.65pt 437pt)">
        <text:p/>
      </draw:rect>
      <draw:rect text:anchor-type="page" text:anchor-page-number="0" draw:z-index="63" draw:style-name="gr8" draw:text-style-name="P24" svg:width="42.07pt" svg:height="14.06pt" svg:x="276.66pt" svg:y="423.89pt">
        <text:p><text:span text:style-name="T24">N = 15</text:span></text:p>
      </draw:rect>
      <draw:circle text:anchor-type="page" text:anchor-page-number="0" draw:z-index="64" draw:style-name="gr5" draw:text-style-name="P24" svg:width="3.03pt" svg:height="3.03pt" svg:x="296.16pt" svg:y="419.44pt">
        <text:p/>
      </draw:circle>
      <draw:polygon text:anchor-type="page" text:anchor-page-number="0" draw:z-index="65" draw:style-name="gr6" draw:text-style-name="P24" svg:width="200.01pt" svg:height="196.95pt" draw:transform="rotate (-0.175056523975031) translate (216.31244358586pt 306.564077835945pt)" svg:viewBox="0 0 7057 6949" draw:points="2914,0 4139,0 5291,418 6230,1205 6844,2266 7057,3473 6844,4680 6233,5742 5294,6529 4143,6949 2918,6949 1766,6532 828,5745 214,4684 0,3476 213,2269 824,1208 1763,420">
        <text:p/>
      </draw:polygon>
      <draw:rect text:anchor-type="page" text:anchor-page-number="0" draw:z-index="66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67" draw:style-name="gr8" draw:text-style-name="P24" svg:width="42.07pt" svg:height="14.06pt" svg:x="276.66pt" svg:y="423.89pt">
        <text:p><text:span text:style-name="T24">N = 16</text:span></text:p>
      </draw:rect>
      <draw:circle text:anchor-type="page" text:anchor-page-number="0" draw:z-index="68" draw:style-name="gr5" draw:text-style-name="P24" svg:width="3.03pt" svg:height="3.03pt" svg:x="296.16pt" svg:y="419.44pt">
        <text:p/>
      </draw:circle>
      <draw:polyline text:anchor-type="page" text:anchor-page-number="0" draw:z-index="69" draw:style-name="gr6" draw:text-style-name="P24" svg:width="199.25pt" svg:height="198.6pt" draw:transform="rotate (-0.164933614313464) translate (215.525198896905pt 307.230685125046pt)" svg:viewBox="0 0 7030 7007" draw:points="2937,2 4098,2 5196,379 6112,1092 6746,2064 7030,3190 6933,4347 6466,5410 5678,6264 4656,6816 3511,7007 2365,6815 1345,6261 559,5406 94,4343 0,3185 286,2059 922,1088 1839,376 2937,0">
        <text:p/>
      </draw:polyline>
      <draw:rect text:anchor-type="page" text:anchor-page-number="0" draw:z-index="70" draw:style-name="gr7" draw:text-style-name="P24" svg:width="40.03pt" svg:height="12.02pt" draw:transform="rotate (3.1407199889638) translate (317.65pt 436.95pt)">
        <text:p/>
      </draw:rect>
      <draw:rect text:anchor-type="page" text:anchor-page-number="0" draw:z-index="71" draw:style-name="gr8" draw:text-style-name="P24" svg:width="42.07pt" svg:height="14.06pt" svg:x="276.66pt" svg:y="423.89pt">
        <text:p><text:span text:style-name="T24">N = 17</text:span></text:p>
      </draw:rect>
      <draw:circle text:anchor-type="page" text:anchor-page-number="0" draw:z-index="72" draw:style-name="gr5" draw:text-style-name="P24" svg:width="3.03pt" svg:height="3.03pt" svg:x="296.16pt" svg:y="419.44pt">
        <text:p/>
      </draw:circle>
      <draw:polygon text:anchor-type="page" text:anchor-page-number="0" draw:z-index="73" draw:style-name="gr6" draw:text-style-name="P24" svg:width="197.49pt" svg:height="197.49pt" draw:transform="rotate (-0.157254165604689) translate (215.570018290885pt 307.93512260154pt)" svg:viewBox="0 0 6968 6968" draw:points="2932,0 4035,0 5086,341 5978,989 6627,1882 6968,2932 6968,4035 6628,5086 5980,5978 5086,6627 4037,6968 2933,6968 1882,6628 990,5980 341,5086 0,4037 0,2933 341,1882 989,990 1882,341">
        <text:p/>
      </draw:polygon>
      <draw:rect text:anchor-type="page" text:anchor-page-number="0" draw:z-index="74" draw:style-name="gr7" draw:text-style-name="P24" svg:width="40.03pt" svg:height="12.02pt" draw:transform="rotate (-3.14159265358979) translate (317.65pt 436.95pt)">
        <text:p/>
      </draw:rect>
      <draw:rect text:anchor-type="page" text:anchor-page-number="0" draw:z-index="75" draw:style-name="gr8" draw:text-style-name="P24" svg:width="42.07pt" svg:height="14.06pt" svg:x="276.66pt" svg:y="423.89pt">
        <text:p><text:span text:style-name="T24">N = 18</text:span></text:p>
      </draw:rect>
      <draw:circle text:anchor-type="page" text:anchor-page-number="0" draw:z-index="76" draw:style-name="gr5" draw:text-style-name="P24" svg:width="3.03pt" svg:height="3.03pt" svg:x="296.16pt" svg:y="419.44pt">
        <text:p/>
      </draw:circle>
      <draw:polyline text:anchor-type="page" text:anchor-page-number="0" draw:z-index="77" draw:style-name="gr6" draw:text-style-name="P24" svg:width="199.47pt" svg:height="198.85pt" draw:transform="rotate (-0.149749249821113) translate (213.780744572809pt 308.294988453345pt)" svg:viewBox="0 0 7038 7016" draw:points="2992,0 4045,0 5049,310 5918,902 6574,1723 6959,2702 7038,3751 6804,4776 6278,5687 5508,6403 4561,6860 3521,7016 2481,6861 1533,6405 761,5690 235,4779 0,3755 77,2707 461,1727 1116,904 1985,311 2989,1">
        <text:p/>
      </draw:polyline>
      <draw:rect text:anchor-type="page" text:anchor-page-number="0" draw:z-index="78" draw:style-name="gr7" draw:text-style-name="P24" svg:width="40.03pt" svg:height="12.02pt" draw:transform="rotate (-3.1398473243378) translate (317.7pt 436.9pt)">
        <text:p/>
      </draw:rect>
      <draw:rect text:anchor-type="page" text:anchor-page-number="0" draw:z-index="79" draw:style-name="gr8" draw:text-style-name="P24" svg:width="42.07pt" svg:height="14.06pt" svg:x="276.69pt" svg:y="423.89pt">
        <text:p><text:span text:style-name="T24">N = 19</text:span></text:p>
      </draw:rect>
      <draw:circle text:anchor-type="page" text:anchor-page-number="0" draw:z-index="80" draw:style-name="gr5" draw:text-style-name="P24" svg:width="3.03pt" svg:height="3.03pt" svg:x="296.16pt" svg:y="419.44pt">
        <text:p/>
      </draw:circle>
      <draw:polyline text:anchor-type="page" text:anchor-page-number="0" draw:z-index="81" draw:style-name="gr6" draw:text-style-name="P24" svg:width="200.1pt" svg:height="197.94pt" draw:transform="rotate (-0.142942465738336) translate (212.666450432602pt 308.717361509524pt)" svg:viewBox="0 0 7060 6984" draw:points="3029,0 4032,0 4996,282 5840,825 6498,1584 6917,2497 7060,3490 6918,4484 6500,5397 5843,6157 4998,6701 4036,6983 3031,6984 2067,6702 1221,6161 563,5402 145,4489 0,3496 142,2502 558,1589 1215,830 2060,286 3022,1">
        <text:p/>
      </draw:polyline>
      <draw:rect text:anchor-type="page" text:anchor-page-number="0" draw:z-index="82" draw:style-name="gr7" draw:text-style-name="P24" svg:width="40.03pt" svg:height="12.02pt" draw:transform="rotate (-3.1398473243378) translate (317.7pt 436.9pt)">
        <text:p/>
      </draw:rect>
      <draw:rect text:anchor-type="page" text:anchor-page-number="0" draw:z-index="83" draw:style-name="gr8" draw:text-style-name="P24" svg:width="42.07pt" svg:height="14.06pt" svg:x="276.69pt" svg:y="423.89pt">
        <text:p><text:span text:style-name="T24">N = 20</text:span></text:p>
      </draw:rect>
      <text:p text:style-name="P11">CLEARSCREEN<text:tab/>; <text:span text:style-name="T1">pulisco il foglio</text:span></text:p>
      <text:p text:style-name="P2">HOME<text:tab/><text:tab/><text:tab/>; <text:span text:style-name="T1">tartaruga a casa</text:span></text:p>
      <text:p text:style-name="P20"><text:span text:style-name="T19">HIDE</text:span>TURTLE</text:p>
      <text:p text:style-name="P3">PENUP<text:tab/><text:tab/>; <text:span text:style-name="T1">alzo la penna</text:span></text:p>
      <text:p text:style-name="P3">PEN<text:span text:style-name="T2">SIZE 0.5<text:tab/><text:tab/>; un tratto un po' più spesso</text:span></text:p>
      <text:p text:style-name="P4">P = <text:span text:style-name="T2">50</text:span>mm<text:tab/><text:tab/>; <text:span text:style-name="T1">perimetro poligoni</text:span></text:p>
      <text:p text:style-name="P5"/>
      <text:p text:style-name="P6">REPEAT <text:span text:style-name="T23">20</text:span> [<text:tab/><text:tab/>; <text:span text:style-name="T1">ciclo su 10 poligoni</text:span></text:p>
      <text:p text:style-name="P6"/>
      <text:p text:style-name="P6">; <text:span text:style-name="T1">Qui uso il <text:s/>contatore dei cicli </text:span><text:span text:style-name="T3">REPCOUNT</text:span></text:p>
      <text:p text:style-name="P6">; <text:span text:style-name="T1">che parte da 1 e viene incrementato </text:span></text:p>
      <text:p text:style-name="P8">; automaticamente di 1 a ogni ciclo.</text:p>
      <text:p text:style-name="P8">; Lo uso per calcolare il numero di lati N dei</text:p>
      <text:p text:style-name="P8">; poligoni, partendo da N = 3: quando</text:p>
      <text:p text:style-name="P6">; <text:span text:style-name="T3">REPCOUNT</text:span><text:span text:style-name="T1"> vale 1 allora N deve valere 3</text:span></text:p>
      <text:p text:style-name="P6"/>
      <text:p text:style-name="P15"><text:span text:style-name="T13"><text:tab/></text:span><text:span text:style-name="T14">HOME</text:span><text:span text:style-name="T13"><text:tab/><text:tab/></text:span></text:p>
      <text:p text:style-name="P15"><text:span text:style-name="T13"><text:tab/>N = </text:span><text:span text:style-name="T4">REPCOUNT</text:span><text:span text:style-name="T13">+2</text:span></text:p>
      <text:p text:style-name="P19"/>
      <text:p text:style-name="P18"><text:tab/>A = 360/N</text:p>
      <text:p text:style-name="P18"><text:tab/><text:span text:style-name="T18">AI = 180*(N-2)/N</text:span></text:p>
      <text:p text:style-name="P18"><text:tab/>R = <text:span text:style-name="T16">100</text:span></text:p>
      <text:p text:style-name="P18"><text:tab/>L = ABS(2*R*SIN(A/2*<text:span text:style-name="T17">PI/180</text:span>))</text:p>
      <text:p text:style-name="P14"/>
      <text:p text:style-name="P6">;<text:tab/><text:span text:style-name="T6">Disegno il poligono</text:span></text:p>
      <text:p text:style-name="P16"/>
      <text:p text:style-name="P16"><text:tab/><text:span text:style-name="T15">X0P = POSITION[0]</text:span></text:p>
      <text:p text:style-name="P16"><text:tab/><text:span text:style-name="T15">Y0P = POSITION[1]</text:span></text:p>
      <text:p text:style-name="P16"/>
      <text:p text:style-name="P17"><text:tab/><text:span text:style-name="T11">PENDOWN CIRCLE 3 PENUP</text:span></text:p>
      <text:p text:style-name="P16"><text:tab/><text:span text:style-name="T15">POSITION [X0P,Y0P]</text:span></text:p>
      <text:p text:style-name="P17"><text:span text:style-name="T15"><text:tab/>HEADING 0</text:span></text:p>
      <text:p text:style-name="P20"><text:tab/>FORWARD R</text:p>
      <text:p text:style-name="P20"><text:tab/>RIGHT 90</text:p>
      <text:p text:style-name="P16"><text:tab/><text:span text:style-name="T15">RIGHT (180 – AI)/2</text:span></text:p>
      <text:p text:style-name="P17"><text:tab/><text:span text:style-name="T16">PENDOWN</text:span></text:p>
      <text:p text:style-name="P14"><text:tab/><text:span text:style-name="T9">VX = []</text:span></text:p>
      <text:p text:style-name="P7"><text:tab/><text:span text:style-name="T9">VY = []</text:span></text:p>
      <text:p text:style-name="P7"><text:tab/><text:span text:style-name="T12">REPCOUNT2 = REPCOUNT</text:span></text:p>
      <text:p text:style-name="P9"><text:tab/>REPEAT N [<text:tab/>; <text:span text:style-name="T7">ciclo sui lati del poligono</text:span></text:p>
      <text:p text:style-name="P21"><text:tab/><text:tab/>FORWARD L RIGHT A</text:p>
      <text:p text:style-name="P12"><text:tab/><text:tab/><text:span text:style-name="T8">VX</text:span> = <text:span text:style-name="T9">VX + [</text:span>POSITION[0]<text:span text:style-name="T9">]</text:span></text:p>
      <text:p text:style-name="P12"><text:tab/><text:tab/><text:span text:style-name="T8">VY</text:span> = <text:span text:style-name="T9">VY + [</text:span>POSITION[<text:span text:style-name="T9">1</text:span>]<text:span text:style-name="T9">]</text:span></text:p>
      <text:p text:style-name="P9"><text:tab/>]</text:p>
      <text:p text:style-name="P9"><text:tab/><text:span text:style-name="T12">REPCOUNT = REPCOUNT2</text:span></text:p>
      <text:p text:style-name="P9"><text:tab/><text:span text:style-name="T5">PENUP<text:tab/>; alzo la penna</text:span></text:p>
      <text:p text:style-name="P9"><text:tab/><text:span text:style-name="T21">POSITION [X0P,Y0P]</text:span></text:p>
      <text:p text:style-name="P9"><text:tab/><text:span text:style-name="T21">FORWARD 10</text:span></text:p>
      <text:p text:style-name="P23"><text:tab/><text:span text:style-name="T21">FILLCOLOR “white”</text:span></text:p>
      <text:p text:style-name="P23"><text:tab/><text:span text:style-name="T21">RECTANGLE [40,12]</text:span></text:p>
      <text:p text:style-name="P23"><text:tab/><text:span text:style-name="T21">HEADING 0</text:span></text:p>
      <text:p text:style-name="P23"><text:tab/><text:span text:style-name="T22">LABEL “N = ” + STR REPCOUNT</text:span></text:p>
      <text:p text:style-name="P23"><text:soft-page-break/><text:tab/><text:span text:style-name="T21">HEADING 6h</text:span></text:p>
      <text:p text:style-name="P23"><text:span text:style-name="T21"><text:tab/>BACK 10</text:span></text:p>
      <text:p text:style-name="P9"><text:tab/></text:p>
      <text:p text:style-name="P9"><text:tab/>;<text:span text:style-name="T10">X = 0</text:span></text:p>
      <text:p text:style-name="P9"><text:tab/>;<text:span text:style-name="T10">Y = 0</text:span></text:p>
      <text:p text:style-name="P9"><text:tab/>;<text:span text:style-name="T12">REPCOUNT2 = REPCOUNT</text:span></text:p>
      <text:p text:style-name="P9"><text:tab/>;<text:span text:style-name="T9">REPEAT N [</text:span></text:p>
      <text:p text:style-name="P10"><text:tab/>;<text:tab/><text:span text:style-name="T9">X = X + VX[REPCOUNT-1] </text:span></text:p>
      <text:p text:style-name="P10"><text:tab/>;<text:tab/><text:span text:style-name="T10">Y = Y + VY[REPCOUNT-1] </text:span></text:p>
      <text:p text:style-name="P9"><text:tab/>;<text:span text:style-name="T9">]</text:span></text:p>
      <text:p text:style-name="P9"><text:tab/>;<text:span text:style-name="T12">REPCOUNT = REPCOUNT2</text:span></text:p>
      <text:p text:style-name="P9"><text:tab/>;<text:span text:style-name="T10">X = X/N</text:span></text:p>
      <text:p text:style-name="P9"><text:tab/>;<text:span text:style-name="T10">Y = Y/N</text:span></text:p>
      <text:p text:style-name="P13"><text:tab/>;FILLCOLOR “black”</text:p>
      <text:p text:style-name="P13"><text:tab/>;<text:span text:style-name="T12">PP = POSITION</text:span></text:p>
      <text:p text:style-name="P13"><text:tab/>;POSITION [X,Y]</text:p>
      <text:p text:style-name="P13"><text:tab/>;<text:span text:style-name="T11">PENDOWN </text:span>CIRCLE <text:span text:style-name="T20">3</text:span> <text:span text:style-name="T11">PENUP</text:span></text:p>
      <text:p text:style-name="P13"><text:tab/>;<text:span text:style-name="T12">POSITION PP</text:span></text:p>
      <text:p text:style-name="P6">]</text:p>
      <text:p text:style-name="P1">HIDETUR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57pt" draw:distance="0.57pt"/>
    <draw:stroke-dash draw:name="Dashed_20__28_var_29__20_5" draw:display-name="Dashed (var) 5" draw:style="rect" draw:dots1="1" draw:distance="0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3:48.655523193</meta:creation-date>
    <dc:date>2016-08-13T16:05:10.259984223</dc:date>
    <meta:editing-duration>PT9H17M29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2" meta:paragraph-count="65" meta:word-count="243" meta:character-count="1232" meta:non-whitespace-character-count="988"/>
  </office:meta>
</office:document-meta>
</file>